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5.10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5.438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4.939cm"/>
    </style:style>
    <style:style style:name="co20" style:family="table-column">
      <style:table-column-properties fo:break-before="auto" style:column-width="5.32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6" office:value-type="string">
            <text:p>Channel 2 1V/oct out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6" office:value-type="string">
            <text:p>Channel 2 velocity out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6" office:value-type="string">
            <text:p>Channel 3 1V/oct out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6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ce5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3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office:value-type="string">
            <text:p>Interrupt in MPR121 Touchpa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2" office:value-type="string">
            <text:p>Clock input i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table:style-name="ce3" office:value-type="string">
            <text:p>Debug serial T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table:style-name="ce3" office:value-type="string">
            <text:p>Debug serial R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number-columns-repeated="2" table:style-name="ce5" office:value-type="string">
            <text:p>Track button 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number-columns-repeated="2" table:style-name="ce5" office:value-type="string">
            <text:p>Track button 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number-columns-repeated="2" table:style-name="ce5" office:value-type="string">
            <text:p>Track button 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number-columns-repeated="2" table:style-name="ce5" office:value-type="string">
            <text:p>Track button 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number-columns-repeated="2" table:style-name="ce5" office:value-type="string">
            <text:p>Track button 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number-columns-repeated="2" table:style-name="ce5" office:value-type="string">
            <text:p>Track button 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number-columns-repeated="2" table:style-name="ce5" office:value-type="string">
            <text:p>Track button 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number-columns-repeated="2" table:style-name="ce5" office:value-type="string">
            <text:p>Track button 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office:value-type="string">
            <text:p>2e touchpad?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Default" office:value-type="string">
            <text:p>nc</text:p>
          </table:table-cell>
          <table:table-cell office:value-type="string">
            <text:p>nc (led)</text:p>
          </table:table-cell>
          <table:table-cell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office:value-type="string">
            <text:p>learn pot i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table:style-name="ce3" office:value-type="string">
            <text:p>Common Midi serial Out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table:style-name="ce3" office:value-type="string">
            <text:p>Common Midi serial I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2" office:value-type="string">
            <text:p>SPI CS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2" office:value-type="string">
            <text:p>SPI SCK</text:p>
          </table:table-cell>
          <table:table-cell office:value-type="string">
            <text:p>for MAX7219 and shift reg out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2x led matrix 72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2" office:value-type="string">
            <text:p>SPI MOSI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 office:value-type="string">
            <text:p>Shiftregister CS (latch)</text:p>
          </table:table-cell>
          <table:table-cell office:value-type="string">
            <text:p>8x track outputs via shift register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office:value-type="string">
            <text:p>n/c</text:p>
          </table:table-cell>
          <table:table-cell office:value-type="string">
            <text:p>leds out via shift register?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office:value-type="string">
            <text:p>n/c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office:value-type="string">
            <text:p>n/c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3"/>
        </table:table-row>
        <table:table-row table:style-name="ro1">
          <table:table-cell table:number-columns-repeated="11"/>
          <table:table-cell table:style-name="ce3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6/11/2018</text:date>, <text:time>14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1-06T14:05:10.35</dc:date>
    <dc:creator>P J</dc:creator>
    <meta:editing-duration>P1DT14H9M32S</meta:editing-duration>
    <meta:editing-cycles>73</meta:editing-cycles>
    <meta:generator>OpenOffice/4.1.0$Win32 OpenOffice.org_project/410m18$Build-9764</meta:generator>
    <meta:document-statistic meta:table-count="3" meta:cell-count="786" meta:object-count="0"/>
  </office:meta>
</office:document-meta>
</file>